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139in solid #000000"/>
    </style:style>
    <style:style style:name="P1" style:family="paragraph" style:parent-style-name="Standard">
      <style:text-properties style:font-name="Arial" fo:font-style="normal" fo:font-weight="normal"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italic" fo:font-weight="normal" style:font-style-asian="italic" style:font-weight-asian="normal" style:font-style-complex="italic" style:font-weight-complex="normal"/>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write an OpenFortune File:</text:h>
      <text:h text:style-name="Heading_20_2" text:outline-level="2">Introduction:</text:h>
      <text:p text:style-name="Text_20_body"><text:span text:style-name="T3">OpenFortune</text:span> is a more versatile replacement for the UNIX <text:span text:style-name="T2">fortune</text:span> utility.</text:p>
      <text:p text:style-name="Text_20_body">You can use it as a direct replacement, virtual dice roller,name generator, short story maker,</text:p>
      <text:p text:style-name="Text_20_body">and a lot of other things that involve generating random text.</text:p>
      <text:p text:style-name="Text_20_body"/>
      <text:h text:style-name="Heading_20_2" text:outline-level="2">Mad Libs(TM):</text:h>
      <text:p text:style-name="Text_20_body">If you have ever played mad libs you know how <text:span text:style-name="T1">OpenFortune</text:span> works. </text:p>
      <text:p text:style-name="Text_20_body">Start with a list of possible patterns, then fill in the blanks!</text:p>
      <text:p text:style-name="Text_20_body">For example, <text:span text:style-name="T1">OpenFortune</text:span> is packaged with a file "<text:span text:style-name="T1">MinimalExample.frtn</text:span>".</text:p>
      <text:p text:style-name="Text_20_body">It contains one possible pattern: "I went to the store and bought -<text:span text:style-name="T3">Object</text:span> and -<text:span text:style-name="T3">2Object</text:span>"</text:p>
      <text:p text:style-name="Text_20_body">The <text:span text:style-name="T1">OpenFortune</text:span> program knows to replace -<text:span text:style-name="T3">Object</text:span> with one of a list of words or phrases from a list </text:p>
      <text:p text:style-name="Text_20_body">of objects contained in the same file. It then replaces -<text:span text:style-name="T3">2Object</text:span> with another object different then the first. More about that later.</text:p>
      <text:p text:style-name="Standard"/>
      <text:h text:style-name="Heading_20_2" text:outline-level="2">Extra Features:</text:h>
      <text:p text:style-name="Text_20_body">In addition to Mad Libs style replacements, a file can also define "Introductions" and "Endings".</text:p>
      <text:p text:style-name="Text_20_body">A random Introduction and ending will be appended to the beginning and end of the output.</text:p>
      <text:p text:style-name="Standard"/>
      <text:h text:style-name="Heading_20_2" text:outline-level="2">JSON File:</text:h>
      <text:p text:style-name="Text_20_body">A .frtn file is structured as a JSON file, which is a standard format for all kinds of structured data. </text:p>
      <text:p text:style-name="Text_20_body">The JSON file must contain:</text:p>
      <text:list xml:id="list39708385" text:style-name="L1">
        <text:list-item>
          <text:p text:style-name="P5">A number called Recursion, Which lets you run the program multiple times on the pattern</text:p>
        </text:list-item>
        <text:list-item>
          <text:p text:style-name="P5">A list of introductions and a list of endings</text:p>
        </text:list-item>
        <text:list-item>
          <text:p text:style-name="P5">A list of starting patterns</text:p>
        </text:list-item>
        <text:list-item>
          <text:p text:style-name="P5">A list of parts of speech, And each part of speech must have A list of words or phrases in that category</text:p>
        </text:list-item>
        <text:list-item>
          <text:p text:style-name="P5">Another list of parts of speech, called Macro, <text:span text:style-name="T4">guaranteed</text:span> to run <text:span text:style-name="T2">after</text:span> the first list</text:p>
        </text:list-item>
      </text:list>
      <text:p text:style-name="Text_20_body"/>
      <text:p text:style-name="Text_20_body"/>
      <text:p text:style-name="Text_20_body"/>
      <text:p text:style-name="Text_20_body"><text:soft-page-break/>Now lets look at the included MinimumExample.frtn file on the next page. Note what is done(we will look at the more advanced parts later):</text:p>
      <text:list xml:id="list39696705" text:style-name="L2">
        <text:list-item>
          <text:p text:style-name="P6">We define two possible introductions</text:p>
        </text:list-item>
        <text:list-item>
          <text:p text:style-name="P6">We declare the only possible ending to be blank</text:p>
        </text:list-item>
        <text:list-item>
          <text:p text:style-name="P6">We define a basic pattern template</text:p>
        </text:list-item>
        <text:list-item>
          <text:p text:style-name="P6">We define a part of speech keyword called <text:span text:style-name="T3">-Object</text:span></text:p>
        </text:list-item>
      </text:list>
      <text:p text:style-name="P3">MinimalExample.frtn</text:p>
      <table:table table:name="Table1" table:style-name="Table1">
        <table:table-column table:style-name="Table1.A"/>
        <table:table-row>
          <table:table-cell table:style-name="Table1.A1" office:value-type="string">
            <text:p text:style-name="P1">{</text:p>
            <text:p text:style-name="P1"><text:s text:c="4"/>"<text:span text:style-name="T3">Recursion</text:span>" : <text:span text:style-name="T3">1</text:span>,</text:p>
            <text:p text:style-name="P1"><text:s text:c="4"/>"<text:span text:style-name="T3">Introductions</text:span>":</text:p>
            <text:p text:style-name="P1"><text:s text:c="8"/>[</text:p>
            <text:p text:style-name="P1"><text:s text:c="12"/>"I wrote a letter saying ",</text:p>
            <text:p text:style-name="P1"><text:s text:c="12"/>"I should write a letter saying "</text:p>
            <text:p text:style-name="P1"><text:s text:c="8"/>],</text:p>
            <text:p text:style-name="P1"><text:s text:c="4"/>"<text:span text:style-name="T3">Endings</text:span>":</text:p>
            <text:p text:style-name="P1"><text:s text:c="8"/>[</text:p>
            <text:p text:style-name="P1"><text:s text:c="12"/>""</text:p>
            <text:p text:style-name="P1"><text:s text:c="8"/>],</text:p>
            <text:p text:style-name="P1"><text:s text:c="4"/>"<text:span text:style-name="T3">Patterns</text:span>":</text:p>
            <text:p text:style-name="P1"><text:s text:c="8"/>[</text:p>
            <text:p text:style-name="P1"><text:s text:c="12"/>"I went to the store and bought -Object and -2Object."</text:p>
            <text:p text:style-name="P1"><text:s text:c="8"/>],</text:p>
            <text:p text:style-name="P1"><text:s text:c="4"/>"<text:span text:style-name="T3">Parts</text:span>":</text:p>
            <text:p text:style-name="P1"><text:s text:c="8"/>{</text:p>
            <text:p text:style-name="P1"><text:s text:c="12"/>"-<text:span text:style-name="T3">Object</text:span>":</text:p>
            <text:p text:style-name="P1"><text:s text:c="16"/>[</text:p>
            <text:p text:style-name="P1"><text:s text:c="20"/>"a rug",</text:p>
            <text:p text:style-name="P1"><text:s text:c="20"/>"a lamp",</text:p>
            <text:p text:style-name="P1"><text:s text:c="20"/>"a lampshade"</text:p>
            <text:p text:style-name="P1"><text:s text:c="16"/>]</text:p>
            <text:p text:style-name="P1"><text:s text:c="8"/>},</text:p>
            <text:p text:style-name="P1"><text:s text:c="4"/>"<text:span text:style-name="T3">Macro</text:span>":</text:p>
            <text:p text:style-name="P1"><text:s text:c="8"/>{</text:p>
            <text:p text:style-name="P1"><text:s text:c="12"/>"-<text:span text:style-name="T3">2Object</text:span>":</text:p>
            <text:p text:style-name="P1"><text:s text:c="16"/>[</text:p>
            <text:p text:style-name="P1"><text:s text:c="20"/>"-Object"</text:p>
            <text:p text:style-name="P1"><text:s text:c="16"/>]</text:p>
            <text:p text:style-name="P1"><text:s text:c="8"/>}</text:p>
            <text:p text:style-name="P1"/>
            <text:p text:style-name="P2">}</text:p>
          </table:table-cell>
        </table:table-row>
      </table:table>
      <text:p text:style-name="P2"/>
      <text:p text:style-name="Standard">It is easy to get a sense of the tree-like structure of the data. Any OpenFortune file will look like this, only with more Parts of speech, Macros, Patterns,Endings, and Introductions.</text:p>
      <text:p text:style-name="Standard">Note that an keyword should never be a prefix of another. -SmellyThing is a prefix of -SmellyThingILike. So change it to -LikeableSmellyThing.</text:p>
      <text:h text:style-name="Heading_20_2" text:outline-level="2"><text:soft-page-break/>What's With this -2Object stuff?</text:h>
      <text:p text:style-name="Text_20_body">OpenFortune operates in several "rounds". the number of rounds is defined in the recursion parameter.</text:p>
      <text:p text:style-name="Text_20_body">0 recursion is one round. In the first round, all instances of the keyword -<text:span text:style-name="T3">Object</text:span> get replaced with</text:p>
      <text:p text:style-name="Text_20_body">something from the object list. But all the <text:span text:style-name="T3">-Object</text:span>s are always the same in a round. </text:p>
      <text:p text:style-name="Text_20_body">This is because If we had a pattern:</text:p>
      <text:p text:style-name="Text_20_body"><text:s/></text:p>
      <text:p text:style-name="P4">"I bought an -Noun! It is the best -Noun I have ever owned" </text:p>
      <text:p text:style-name="Text_20_body"/>
      <text:p text:style-name="Text_20_body">We would naturally want both -<text:span text:style-name="T3">Noun</text:span> instances to be the same word.</text:p>
      <text:p text:style-name="Text_20_body">But when you want different words, that is where the rounds come in. In the first round of the example:</text:p>
      <text:p text:style-name="Text_20_body"/>
      <text:p text:style-name="P4">“I went to the store and bought -<text:span text:style-name="T1">Object</text:span> and -<text:span text:style-name="T1">2Object</text:span>”</text:p>
      <text:p text:style-name="Text_20_body"/>
      <text:p text:style-name="Text_20_body">We replace <text:span text:style-name="T2">-</text:span><text:span text:style-name="T3">Object</text:span><text:span text:style-name="T2"> </text:span>with the first word or phrase, </text:p>
      <text:p text:style-name="Text_20_body">AND we replace -<text:span text:style-name="T3">2Object</text:span> with the keyword "-<text:span text:style-name="T3">Object</text:span>". <text:span text:style-name="T2">then</text:span> in <text:span text:style-name="T2">round 2 </text:span>we replace "-<text:span text:style-name="T3">Object</text:span>"(which used to be -<text:span text:style-name="T3">2Object</text:span>) with the second word or phrase.</text:p>
      <text:p text:style-name="Text_20_body">The reason the replacement of "-<text:span text:style-name="T3">2Object</text:span>" with "-<text:span text:style-name="T3">Object</text:span>" is defined in "<text:span text:style-name="T3">Macro</text:span>", not "<text:span text:style-name="T3">Parts</text:span>" is that "<text:span text:style-name="T3">Macro</text:span>" is guaranteed to run after "<text:span text:style-name="T3">Parts</text:span>". This way we can be sure that -2Object will not get replaced too early. The order of replacements is not guaranteed beyond <text:span text:style-name="T3">Macro </text:span><text:span text:style-name="T5">running after </text:span><text:span text:style-name="T3">Parts.</text:span></text:p>
      <text:p text:style-name="Text_20_body">The reason that we must name the macro -<text:span text:style-name="T3">2Object</text:span> and not -<text:span text:style-name="T3">Object2</text:span> is that -<text:span text:style-name="T3">Object2</text:span> contains the keyword "-<text:span text:style-name="T3">Object</text:span>" and so the first part might be replaced before the macro phase even starts, defeating the purpose and leaving a <text:span text:style-name="T3">2</text:span> behind. This is because the replacements are simple dumb string replacements.</text:p>
      <text:p text:style-name="Text_20_body">If you need more than 2 of a part of speech, you may extend the concept by having a -3Object. This is guaranteed to work <text:s/>in the C version because the C version parses replacements in the order they are listed in the file. The C version should be the most common version so this should usually work.</text:p>
      <text:h text:style-name="Heading_20_2" text:outline-level="2">Style and Artistry:</text:h>
      <text:p text:style-name="Text_20_body">Besides the technical challenges, there are a number of issues to consider.</text:p>
      <text:p text:style-name="Text_20_body">Try not to worry too much about how capitalization will work in the output. The program will automatically fix most capitalization errors. The only things you need to capitalize are words that are always capitalized no matter where they are like 'King' and 'President'.</text:p>
      <text:p text:style-name="Text_20_body">You may have some issues with plural nouns. To avoid this, Have two separate keywords for plurans and singulars to avoid things like “the big trees is big” or what not.</text:p>
      <text:p text:style-name="Text_20_body">Don't limit yourself to catergories based on standard parts of speech. You may just want a catergory for”Things you can do on fridays” or some such.</text:p>
      <text:p text:style-name="Text_20_body">Take care with pronouns and the like. Otherwise you might wind up with “The King puts on her favorite shirt”. Avoid patterns involving 'him','her', etc, Or have separate lists of male and fem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Dunn</meta:initial-creator>
    <meta:creation-date>2012-03-02T17:05:13.53</meta:creation-date>
    <dc:date>2012-05-31T19:24:05.20</dc:date>
    <dc:creator>Daniel Black</dc:creator>
    <meta:editing-duration>P9DT9H11M41S</meta:editing-duration>
    <meta:editing-cycles>2</meta:editing-cycles>
    <meta:generator>OpenOffice.org/3.3$Win32 OpenOffice.org_project/330m20$Build-9567</meta:generator>
    <meta:document-statistic meta:table-count="1" meta:image-count="0" meta:object-count="0" meta:page-count="3" meta:paragraph-count="84" meta:word-count="895" meta:character-count="5343"/>
  </office:meta>
</office:document-meta>
</file>